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a01a" officeooo:paragraph-rsid="00054475"/>
    </style:style>
    <style:style style:name="P2" style:family="paragraph" style:parent-style-name="Standard">
      <style:paragraph-properties fo:text-align="start" style:justify-single-word="false"/>
      <style:text-properties officeooo:rsid="0003a01a" officeooo:paragraph-rsid="00054475"/>
    </style:style>
    <style:style style:name="T1" style:family="text">
      <style:text-properties officeooo:rsid="000544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SGE – Sistema de Gerenciamento Escolar</text:span></text:p>
      <text:p text:style-name="P2"><text:span text:style-name="T1"/></text:p>
      <text:p text:style-name="P2"><text:span text:style-name="T1">O Sistema de Gerenciamento <text:s/>escolar terá por finalidade auxiliar professores,alunos e administradores de estabelecimento de ensino gerenciar suas atividades escolares via sistema web.</text:span></text:p>
      <text:p text:style-name="P2"><text:span text:style-name="T1">Qualquer usuário poderá fazer cadastro no sistema. O Sistema terá três tipos de usuário. Administrador, Professor e Aluno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Soares</meta:initial-creator>
    <meta:creation-date>2013-09-26T22:22:00</meta:creation-date>
    <dc:date>2013-09-26T22:43:45</dc:date>
    <dc:creator>André Soares</dc:creator>
    <meta:editing-duration>P0D</meta:editing-duration>
    <meta:editing-cycles>2</meta:editing-cycles>
    <meta:generator>LibreOffice/4.0.2.2$Linux_x86 LibreOffice_project/400m0$Build-2</meta:generator>
    <meta:document-statistic meta:table-count="0" meta:image-count="0" meta:object-count="0" meta:page-count="1" meta:paragraph-count="3" meta:word-count="46" meta:character-count="345" meta:non-whitespace-character-count="300"/>
  </office:meta>
</office:document-meta>
</file>